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FactoryFinder.debugDisplay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FactoryFind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Finder.createServiceFileItera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chemaFactoryFinder.SchemaFactoryFinder(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FactoryFinder.loadFromServicesFile( String schemaLanguage , String resourceName , InputStream i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chemaFactoryFinder.newFactory( String schemaLangu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ng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FactoryFinder.which( String classname ,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FactoryFinder._newFactory( String schemaLanguag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">
            <text:p text:style-name="Table_20_Contents">9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chemaFactoryFin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Finder.which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Finder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FactoryFinde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ng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FactoryFinder.createInstance(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FactoryFin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